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184"/>
    </style:style>
    <style:style style:name="P2" style:family="paragraph" style:parent-style-name="Standard">
      <style:text-properties officeooo:rsid="0000d184" officeooo:paragraph-rsid="0000d184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0d1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#include&lt;stdio.h&gt;</text:p>
      <text:p text:style-name="P1"><text:s text:c="2"/>int main()</text:p>
      <text:p text:style-name="P1"><text:s text:c="2"/>{</text:p>
      <text:p text:style-name="P1"><text:s text:c="2"/>int n;</text:p>
      <text:p text:style-name="P1"><text:s text:c="2"/>scanf("%d",&amp;n);</text:p>
      <text:p text:style-name="P1"><text:s text:c="2"/>for(int i=1;i&lt;=n;i++)</text:p>
      <text:p text:style-name="P1"><text:s text:c="2"/>{</text:p>
      <text:p text:style-name="P1"><text:s text:c="2"/>for(int j=1;j&lt;=i;j++)</text:p>
      <text:p text:style-name="P1"><text:s text:c="2"/>printf("*");</text:p>
      <text:p text:style-name="P1"><text:s text:c="2"/>printf("\n");}</text:p>
      <text:p text:style-name="P1"><text:s text:c="2"/>return 0;</text:p>
      <text:p text:style-name="P1"><text:s text:c="2"/>}</text:p>
      <text:p text:style-name="P3"><text:s text:c="2"/></text:p>
      <text:p text:style-name="P1"/>
      <text:p text:style-name="P1"/>
      <text:p text:style-name="P1"><text:s text:c="2"/>#include&lt;stdio.h&gt;</text:p>
      <text:p text:style-name="P1"><text:s text:c="2"/>int main()</text:p>
      <text:p text:style-name="P1"><text:s text:c="2"/>{</text:p>
      <text:p text:style-name="P1"><text:s text:c="2"/>int n;</text:p>
      <text:p text:style-name="P1"><text:s text:c="2"/>scanf("%d",&amp;n);</text:p>
      <text:p text:style-name="P1"><text:s text:c="2"/>for(int i=n;i&gt;=1;i--)</text:p>
      <text:p text:style-name="P1"><text:s text:c="2"/>{</text:p>
      <text:p text:style-name="P1"><text:s text:c="2"/>for(int j=1;j&lt;=i;j++)</text:p>
      <text:p text:style-name="P1"><text:s text:c="2"/>printf("*");</text:p>
      <text:p text:style-name="P1"><text:s text:c="2"/>printf("\n");}</text:p>
      <text:p text:style-name="P1"><text:s text:c="2"/>return 0;</text:p>
      <text:p text:style-name="P1"><text:s text:c="2"/>}</text:p>
      <text:p text:style-name="P3"><text:s text:c="2"/></text:p>
      <text:p text:style-name="P1"/>
      <text:p text:style-name="P1"/>
      <text:p text:style-name="P1"><text:s text:c="2"/>#include&lt;stdio.h&gt;</text:p>
      <text:p text:style-name="P1"><text:s text:c="2"/>int main()</text:p>
      <text:p text:style-name="P1"><text:s text:c="2"/>{</text:p>
      <text:p text:style-name="P1"><text:s text:c="2"/>int n;</text:p>
      <text:p text:style-name="P1"><text:s text:c="2"/>scanf("%d",&amp;n);</text:p>
      <text:p text:style-name="P1">for (int i=1;i&lt;=n;i++)</text:p>
      <text:p text:style-name="P1">{</text:p>
      <text:p text:style-name="P1">for (int j=1;j&lt;=n-i;j++)</text:p>
      <text:p text:style-name="P1">printf(" ");</text:p>
      <text:p text:style-name="P1">//printf("\n");</text:p>
      <text:p text:style-name="P1">for(int j=1;j&lt;=i;j++)</text:p>
      <text:p text:style-name="P1">printf("*");</text:p>
      <text:p text:style-name="P1">printf("\n");</text:p>
      <text:p text:style-name="P1">}</text:p>
      <text:p text:style-name="P1"/>
      <text:p text:style-name="P1"/>
      <text:p text:style-name="P1"><text:s text:c="2"/>return 0;</text:p>
      <text:p text:style-name="P1"><text:s text:c="2"/>}</text:p>
      <text:p text:style-name="P3"><text:s text:c="2"/></text:p>
      <text:p text:style-name="P1"/>
      <text:p text:style-name="P1"/>
      <text:p text:style-name="P1"><text:s text:c="2"/>#include&lt;stdio.h&gt;</text:p>
      <text:p text:style-name="P1"><text:soft-page-break/><text:s text:c="2"/>int main()</text:p>
      <text:p text:style-name="P1"><text:s text:c="2"/>{</text:p>
      <text:p text:style-name="P1"><text:s text:c="2"/>int n;</text:p>
      <text:p text:style-name="P1"><text:s text:c="2"/>scanf("%d",&amp;n);</text:p>
      <text:p text:style-name="P1"><text:s text:c="2"/>for(int i=1;i&lt;=n;i++)</text:p>
      <text:p text:style-name="P1"><text:s text:c="2"/>{</text:p>
      <text:p text:style-name="P1"><text:s text:c="2"/>for(int j=1;j&lt;=i-1;j++)</text:p>
      <text:p text:style-name="P1"><text:s text:c="2"/>printf(" ");</text:p>
      <text:p text:style-name="P1"><text:s text:c="2"/>for(int j=1;j&lt;=n;j++)</text:p>
      <text:p text:style-name="P1"><text:s text:c="2"/>printf("*");</text:p>
      <text:p text:style-name="P1"><text:s text:c="2"/>printf("\n");</text:p>
      <text:p text:style-name="P1"><text:s text:c="2"/>}</text:p>
      <text:p text:style-name="P1"><text:s text:c="3"/>for(int i=1;i&lt;=n;i++)</text:p>
      <text:p text:style-name="P1"><text:s text:c="2"/>{</text:p>
      <text:p text:style-name="P1"><text:s text:c="2"/>for(int j=n-1;j&gt;=1;j--)</text:p>
      <text:p text:style-name="P1"><text:s text:c="2"/>printf(" ");</text:p>
      <text:p text:style-name="P1"><text:s text:c="2"/>for(int j=1;j&lt;=n;j++)</text:p>
      <text:p text:style-name="P1"><text:s text:c="2"/>printf("*");</text:p>
      <text:p text:style-name="P1"><text:s text:c="2"/>printf("\n");</text:p>
      <text:p text:style-name="P1"><text:s text:c="2"/>}</text:p>
      <text:p text:style-name="P1"><text:s text:c="3"/>for(int i=1;i&lt;=n;i++)</text:p>
      <text:p text:style-name="P1"><text:s text:c="2"/>{</text:p>
      <text:p text:style-name="P1"><text:s text:c="2"/>for(int j=n-i;j&gt;=1;j--)</text:p>
      <text:p text:style-name="P1"><text:s text:c="2"/>printf(" ");</text:p>
      <text:p text:style-name="P1"><text:s text:c="2"/>for(int j=1;j&lt;=n;j++)</text:p>
      <text:p text:style-name="P1"><text:s text:c="2"/>printf("*");</text:p>
      <text:p text:style-name="P1"><text:s text:c="2"/>printf("\n");}</text:p>
      <text:p text:style-name="P1"><text:s text:c="2"/>return 0;</text:p>
      <text:p text:style-name="P1"><text:s text:c="2"/>}</text:p>
      <text:p text:style-name="P3"/>
      <text:p text:style-name="P1"/>
      <text:p text:style-name="P1"/>
      <text:p text:style-name="P1">#include&lt;stdio.h&gt;</text:p>
      <text:p text:style-name="P1"><text:s text:c="2"/>int main()</text:p>
      <text:p text:style-name="P1"><text:s text:c="2"/>{</text:p>
      <text:p text:style-name="P1"><text:s text:c="2"/>int n;</text:p>
      <text:p text:style-name="P1"><text:s text:c="2"/>scanf("%d",&amp;n);</text:p>
      <text:p text:style-name="P1"><text:s text:c="2"/>for(int i=1;i&lt;=n;i++)</text:p>
      <text:p text:style-name="P1"><text:s text:c="2"/>{</text:p>
      <text:p text:style-name="P1"><text:s text:c="2"/>for(int j=n-i;j&gt;=1;j--)</text:p>
      <text:p text:style-name="P1"><text:s text:c="2"/>printf(" ");</text:p>
      <text:p text:style-name="P1"><text:s text:c="2"/>for(int j=1;j&lt;=n;j++)</text:p>
      <text:p text:style-name="P1"><text:s text:c="2"/>printf("*");</text:p>
      <text:p text:style-name="P1"><text:s text:c="2"/>printf("\n");</text:p>
      <text:p text:style-name="P1"><text:s text:c="2"/>}</text:p>
      <text:p text:style-name="P1"><text:s text:c="2"/>for(int i=1;i&lt;=n;i++)</text:p>
      <text:p text:style-name="P1"><text:s text:c="2"/>{</text:p>
      <text:p text:style-name="P1"><text:s text:c="2"/>for(int j=1;j&lt;=n;j++)</text:p>
      <text:p text:style-name="P1"><text:s text:c="2"/>printf("*");</text:p>
      <text:p text:style-name="P1"><text:s text:c="2"/>printf("\n");</text:p>
      <text:p text:style-name="P1"><text:s text:c="2"/>}</text:p>
      <text:p text:style-name="P1"><text:s text:c="2"/>for(int i=1;i&lt;=n;i++)</text:p>
      <text:p text:style-name="P1"><text:soft-page-break/><text:s text:c="2"/>{</text:p>
      <text:p text:style-name="P1"><text:s/>for(int j=1;j&lt;=i-1;j++)</text:p>
      <text:p text:style-name="P1"><text:s text:c="2"/>printf(" ");</text:p>
      <text:p text:style-name="P1"><text:s text:c="2"/>for(int j=1;j&lt;=n;j++)</text:p>
      <text:p text:style-name="P1"><text:s text:c="2"/>printf("*");</text:p>
      <text:p text:style-name="P1"><text:s text:c="2"/>printf("\n");</text:p>
      <text:p text:style-name="P1"><text:s text:c="2"/>}</text:p>
      <text:p text:style-name="P1"><text:s text:c="2"/>return 0;</text:p>
      <text:p text:style-name="P3"><text:s text:c="2"/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9:45:24.775953219</meta:creation-date>
    <dc:date>2022-11-17T21:03:23.629855995</dc:date>
    <meta:editing-duration>PT7M18S</meta:editing-duration>
    <meta:editing-cycles>1</meta:editing-cycles>
    <meta:document-statistic meta:table-count="0" meta:image-count="0" meta:object-count="0" meta:page-count="3" meta:paragraph-count="102" meta:word-count="150" meta:character-count="1327" meta:non-whitespace-character-count="1096"/>
    <meta:generator>LibreOffice/6.0.7.3$Linux_X86_64 LibreOffice_project/00m0$Build-3</meta:generator>
  </office:meta>
</office:document-meta>
</file>